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62.64mm"/>
    </style:style>
    <style:style style:name="co8" style:family="table-column">
      <style:table-column-properties fo:break-before="auto" style:column-width="48.47mm"/>
    </style:style>
    <style:style style:name="co9" style:family="table-column">
      <style:table-column-properties fo:break-before="auto" style:column-width="152.2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18.42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>
      <style:table-cell-properties fo:background-color="#87d1d1"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 style:data-style-name="N36">
      <style:table-cell-properties fo:background-color="#87d1d1"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3" table:number-columns-repeated="1010" table:default-cell-style-name="ce12"/>
        <table:table-column table:style-name="co3" table:number-columns-repeated="5" table:default-cell-style-name="Default"/>
        <table:table-row table:style-name="ro1">
          <table:table-cell table:style-name="ce9" office:value-type="string" calcext:value-type="string" table:number-columns-spanned="3" table:number-rows-spanned="2">
            <text:p>Apps That Drain Battery</text:p>
          </table:table-cell>
          <table:covered-table-cell table:style-name="ce9" office:value-type="string" calcext:value-type="string">
            <text:p>Apps That Drain Battery</text:p>
          </table:covered-table-cell>
          <table:covered-table-cell/>
          <table:table-cell table:number-columns-repeated="1021"/>
        </table:table-row>
        <table:table-row table:style-name="ro1">
          <table:covered-table-cell table:number-columns-repeated="3"/>
          <table:table-cell/>
          <table:table-cell table:style-name="ce10"/>
          <table:table-cell table:number-columns-repeated="1019"/>
        </table:table-row>
        <table:table-row table:style-name="ro2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App</text:p>
          </table:table-cell>
          <table:table-cell table:style-name="ce13" office:value-type="string" calcext:value-type="string">
            <text:p>OS</text:p>
          </table:table-cell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Ranked?</text:p>
          </table:table-cell>
          <table:table-cell table:style-name="ce13" office:value-type="string" calcext:value-type="string">
            <text:p>Notes 1</text:p>
          </table:table-cell>
          <table:table-cell table:style-name="ce13" office:value-type="string" calcext:value-type="string">
            <text:p>Notes 2</text:p>
          </table:table-cell>
          <table:table-cell table:style-name="ce13" office:value-type="string" calcext:value-type="string">
            <text:p>Notes 3</text:p>
          </table:table-cell>
          <table:table-cell table:style-name="ce13" office:value-type="string" calcext:value-type="string">
            <text:p>Website Source</text:p>
          </table:table-cell>
          <table:table-cell table:style-name="ce13" table:number-columns-repeated="1010"/>
          <table:table-cell table:number-columns-repeated="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AllShare Cast Dongle software update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 office:value-type="string" calcext:value-type="string">
            <text:p>Apps that 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Facebook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/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/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Facebook Messenger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/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/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Mobeam Beep’nGO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/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/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Samsung ChatOn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 office:value-type="string" calcext:value-type="string">
            <text:p>Apps that 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Samsung Knox / Security Policy Update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/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/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Samsung WatchOn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Amazon Shopping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Beaming Service for Samsung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ChatON Voice &amp; Video Cha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Kouzoh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Mercade Libre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Microsoft Outlook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Navigation Shortcu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OLX Free Classified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Pango +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Pedomet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Power Battery – Battery Sav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Power Battery – Optimize Clean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Samsung Link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Samsung Security Policy Update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Samsung WatchOn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Samsung WatchOn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Snapcha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Telstr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Tind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Amazon Shopping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Beaming Service for Samsung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ChatON Voice &amp; Video Chat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Apps that 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ChatON Voice &amp; Video Chat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Clean Master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ES File Explorer File Manager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Google Maps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Google Play Music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Apps that 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Google Play Newstand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Google Plus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Google Talk Back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Apps that 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LINE: Free Calls &amp; Messages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Netflix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Photo Grid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Quick Search Box (Google)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Samsung Push Service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Apps that 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Snapchat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Super-Bright LED Torch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Amazon Shopping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Clean Mast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Facebook Messeng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LINE: Free Calls &amp; Message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icrosoft Outlook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Samsung Default App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Snapcha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I57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00-00-00</text:date>, <text:time style:data-style-name="N2" text:time-value="15:27:38.615810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20:04.254084680</meta:creation-date>
    <meta:generator>LibreOffice/6.0.6.2$Linux_X86_64 LibreOffice_project/00m0$Build-2</meta:generator>
    <dc:date>2018-10-19T12:50:54.614839167</dc:date>
    <meta:editing-duration>PT1H50M42S</meta:editing-duration>
    <meta:editing-cycles>20</meta:editing-cycles>
    <meta:document-statistic meta:table-count="1" meta:cell-count="424" meta:object-count="0"/>
  </office:meta>
</office:document-meta>
</file>